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FreeSerif" svg:font-family="FreeSerif"/>
    <style:font-face style:name="Liberation Sans" svg:font-family="'Liberation Sans'"/>
    <style:font-face style:name="Liberation Serif" svg:font-family="'Liberation Serif'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Heading_20_2">
      <style:text-properties fo:color="#6a6a6a"/>
    </style:style>
    <style:style style:name="P2" style:family="paragraph" style:parent-style-name="Normal" style:list-style-name="L1">
      <style:paragraph-properties fo:margin-left="0cm" fo:margin-right="0cm" fo:text-indent="-0.762cm" style:auto-text-indent="false"/>
    </style:style>
    <style:style style:name="P3" style:family="paragraph" style:parent-style-name="Normal" style:list-style-name="L2">
      <style:paragraph-properties fo:margin-left="0cm" fo:margin-right="0cm" fo:text-indent="-0.762cm" style:auto-text-indent="false"/>
    </style:style>
    <style:style style:name="P4" style:family="paragraph" style:parent-style-name="Normal" style:list-style-name="L3">
      <style:paragraph-properties fo:margin-left="0cm" fo:margin-right="0cm" fo:text-indent="-0.762cm" style:auto-text-indent="false"/>
    </style:style>
    <style:style style:name="T1" style:family="text">
      <style:text-properties fo:font-style="italic"/>
    </style:style>
    <style:style style:name="T2" style:family="text">
      <style:text-properties fo:font-weight="bold"/>
    </style:style>
    <style:style style:name="T3" style:family="text">
      <style:text-properties fo:font-weight="bold"/>
    </style:style>
    <text:list-style style:name="L1">
      <text:list-level-style-bullet text:level="1" text:bullet-char="•">
        <style:list-level-properties text:space-before="0.508cm" text:min-label-width="0.762cm"/>
        <style:text-properties style:font-name="FreeSerif"/>
      </text:list-level-style-bullet>
      <text:list-level-style-bullet text:level="2" text:bullet-char="•">
        <style:list-level-properties text:space-before="1.778cm" text:min-label-width="0.762cm"/>
        <style:text-properties style:font-name="FreeSerif"/>
      </text:list-level-style-bullet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bullet-char="•">
        <style:list-level-properties text:space-before="0.508cm" text:min-label-width="0.762cm"/>
        <style:text-properties style:font-name="FreeSerif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bullet-char="•">
        <style:list-level-properties text:space-before="0.508cm" text:min-label-width="0.762cm"/>
        <style:text-properties style:font-name="FreeSerif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_20_1">Unofficial gvSIG Mobile for Linux devices</text:p>
      <text:p text:style-name="P1">Starting the application</text:p>
      <text:p text:style-name="Normal">There should be an icon under "Applications - Geospatial Beta software" to start this application. You can also start it by typing <text:span text:style-name="T1">ugvsigmo</text:span> in a Linux terminal. </text:p>
      <text:p text:style-name="P1">Documentation</text:p>
      <text:list text:style-name="L1">
        <text:list-item>
          <text:p text:style-name="P2"><text:tab/><text:span text:style-name="T2">English</text:span></text:p>
          <text:list>
            <text:list-item>
              <text:p text:style-name="P2"><text:tab/><text:a xlink:type="simple" xlink:href="/usr/local/share/ugvsigmobile/English_One-page_User_Manual.pdf"><text:span text:style-name="T3">[open]</text:span></text:a> One-page user manual</text:p>
            </text:list-item>
            <text:list-item>
              <text:p text:style-name="P2"><text:tab/><text:a xlink:type="simple" xlink:href="/usr/local/share/ugvsigmobile/English_Special_Vintage_Gallery.pdf"><text:span text:style-name="T3">[open]</text:span></text:a> Special British maps gallery</text:p>
            </text:list-item>
            <text:list-item>
              <text:p text:style-name="P2"><text:tab/><text:a xlink:type="simple" xlink:href="/usr/local/share/ugvsigmobile/English_Synchronisation_Brochure.pdf"><text:span text:style-name="T3">[open]</text:span></text:a> Geo-synchronisation brochure</text:p>
            </text:list-item>
          </text:list>
        </text:list-item>
        <text:list-item>
          <text:p text:style-name="P2"><text:tab/><text:span text:style-name="T2">Italiano</text:span></text:p>
          <text:list>
            <text:list-item>
              <text:p text:style-name="P2"><text:tab/><text:a xlink:type="simple" xlink:href="/usr/local/share/ugvsigmobile/Italiano_One-page_User_Manual.pdf"><text:span text:style-name="T3">[apri]</text:span></text:a> Manuale sintetico per l'utente</text:p>
            </text:list-item>
            <text:list-item>
              <text:p text:style-name="P2"><text:tab/><text:a xlink:type="simple" xlink:href="/usr/local/share/ugvsigmobile/Italiano_Special_Vintage_Gallery.pdf"><text:span text:style-name="T3">[apri]</text:span></text:a> Elenco layer britanici</text:p>
            </text:list-item>
            <text:list-item>
              <text:p text:style-name="P2"><text:tab/><text:a xlink:type="simple" xlink:href="/usr/local/share/ugvsigmobile/Italiano_Synchronisation_Brochure.pdf"><text:span text:style-name="T3">[apri]</text:span></text:a> Presentazione speciale: geo-sincronizzazione</text:p>
            </text:list-item>
          </text:list>
        </text:list-item>
      </text:list>
      <text:p text:style-name="Normal">For more details, visit these websites: </text:p>
      <text:list text:style-name="L2">
        <text:list-item>
          <text:p text:style-name="P3"><text:tab/>Project website: <text:a xlink:type="simple" xlink:href="http://gvsigmobileonopenmoko.wordpress.com">http://gvsigmobileonopenmoko.wordpress.com</text:a></text:p>
        </text:list-item>
        <text:list-item>
          <text:p text:style-name="P3"><text:tab/>Tellus project website: <text:a xlink:type="simple" xlink:href="http://tellusproject.blogspot.com/">http://tellusproject.blogspot.com</text:a></text:p>
        </text:list-item>
      </text:list>
      <text:p text:style-name="P1">Special thanks</text:p>
      <text:list text:style-name="L3">
        <text:list-item>
          <text:p text:style-name="P4"><text:tab/>Manuel Gomez from <text:a xlink:type="simple" xlink:href="http://www.ubikis.com/">Ubikis</text:a> (Lyon, France)</text:p>
        </text:list-item>
        <text:list-item>
          <text:p text:style-name="P4"><text:tab/>Joseph Reeves and all the crew from <text:a xlink:type="simple" xlink:href="http://www.oadigital.net">Oxford Archaeology</text:a> (Oxford, UK)</text:p>
        </text:list-item>
      </text:list>
      <text:p text:style-name="P1">Background</text:p>
      <text:p text:style-name="Normal">The gvSIG and gvSIG Mobile projects are funded by the Conselleria d'Infraestructures i Transports (Generalitat Valenciana, Spain) and developed by Prodevelop SL, Iver and Instituto Robotica (UV):<text:line-break/><text:line-break/><text:a xlink:type="simple" xlink:href="http://www.gvsig.gva.es/">http://www.gvsig.gva.es/</text:a></text:p>
      <text:p text:style-name="Normal"/>
      <text:p text:style-name="Normal">gvSIG Mobile is a JME-CDC GIS application that runs on pocket PCs and smartphones. The official version runs so far only on Windows Mobile. </text:p>
      <text:p text:style-name="Normal">In summer 2008, Joseph Reeves from <text:a xlink:type="simple" xlink:href="http://www.oadigital.net">Oxford Archaeology</text:a> showed great interest in using gvSIG Mobile on <text:a xlink:type="simple" xlink:href="http://wiki.openmoko.org/wiki/Main_Page">Openmoko</text:a>, a Linux-based operating system used on a new phone called Neo Freerunner. So I started to create an unofficial version with a new GUI (simpler and more finger-oriented), based on the not-so-mature Java resources available on Openmoko. This software is now available in an initial beta version so that we can receive some feed-back from users. 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FreeSerif" svg:font-family="FreeSerif"/>
    <style:font-face style:name="Liberation Sans" svg:font-family="'Liberation Sans'"/>
    <style:font-face style:name="Liberation Serif" svg:font-family="'Liberation Serif'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none" fo:country="none" style:font-name-asian="Arial Unicode MS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Normal" style:next-style-name="Normal" style:class="text">
      <style:paragraph-properties fo:margin-top="0.776cm" fo:margin-bottom="0.106cm" fo:keep-with-next="auto"/>
      <style:text-properties style:font-name="Liberation Sans" fo:font-size="17pt" fo:font-weight="bold"/>
    </style:style>
    <style:style style:name="Heading_20_2" style:display-name="Heading 2" style:family="paragraph" style:parent-style-name="Normal" style:next-style-name="Normal" style:class="text">
      <style:paragraph-properties fo:margin-top="0.776cm" fo:margin-bottom="0.106cm" fo:keep-with-next="auto"/>
      <style:text-properties style:font-name="Liberation Sans" fo:font-size="14pt" fo:font-weight="bold"/>
    </style:style>
    <style:style style:name="Normal" style:family="paragraph">
      <style:paragraph-properties fo:margin-left="0cm" fo:margin-right="0cm" fo:margin-top="0cm" fo:margin-bottom="0cm" fo:line-height="100%" fo:widows="2" fo:text-indent="0cm" style:auto-text-indent="false" fo:background-color="transparent">
        <style:background-image/>
      </style:paragraph-properties>
      <style:text-properties fo:color="#000000" style:font-name="Liberation Serif" fo:font-size="12pt" fo:font-weight="normal" fo:background-color="transparen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2.799cm" fo:margin-bottom="2.799cm" fo:margin-left="2.799cm" fo:margin-right="2.7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10-03-11T09:00:45</meta:creation-date>
    <dc:date>2010-03-11T09:07:26</dc:date>
    <meta:editing-cycles>2</meta:editing-cycles>
    <meta:editing-duration>PT6M4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2" meta:word-count="233" meta:character-count="1581"/>
  </office:meta>
</office:document-meta>
</file>